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color="#ff0000" fo:background-color="transparent"/>
    </style:style>
    <style:style style:name="P2" style:family="paragraph" style:parent-style-name="Table_20_Contents">
      <style:text-properties fo:background-color="#00ff00"/>
    </style:style>
    <style:style style:name="T1" style:family="text">
      <style:text-properties fo:color="#c5000b"/>
    </style:style>
    <style:style style:name="T2" style:family="text">
      <style:text-properties fo:background-color="#ffff00"/>
    </style:style>
    <style:style style:name="T3" style:family="text">
      <style:text-properties fo:background-color="#00ff00"/>
    </style:style>
    <style:style style:name="T4" style:family="text">
      <style:text-properties fo:background-color="#99ccff"/>
    </style:style>
    <style:style style:name="T5"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ranscript of audio log 1</text:p>
      <text:p text:style-name="Standard">P: participant </text:p>
      <text:p text:style-name="Standard">E1: experimenter 1</text:p>
      <text:p text:style-name="Standard">E2: experimenter 2</text:p>
      <text:p text:style-name="Standard"/>
      <text:p text:style-name="Standard">colour coding: </text:p>
      <text:p text:style-name="Standard"><text:span text:style-name="T2">yellow marking:</text:span> descriptions</text:p>
      <text:p text:style-name="Standard"><text:span text:style-name="T3">green marking</text:span>: decision exclamations</text:p>
      <text:p text:style-name="Standard"><text:span text:style-name="T4">blue marking</text:span>: software evaluation</text:p>
      <text:p text:style-name="Standard"><text:span text:style-name="T1">red font</text:span>: exclamations of confusion / ambiguity </text:p>
      <text:p text:style-name="Standard"/>
      <text:p text:style-name="Table_20_Contents">E1: There we go. Okay now. So... one second. And you are ready to go.</text:p>
      <text:p text:style-name="P1">P: So I click on 'start'?</text:p>
      <text:p text:style-name="Table_20_Contents">E1: Yeah. And then the first movie will play and play... just watch it.</text:p>
      <text:p text:style-name="Table_20_Contents">[P watching Intro]</text:p>
      <text:p text:style-name="Table_20_Contents">P: <text:span text:style-name="T2">Well. </text:span></text:p>
      <text:p text:style-name="Table_20_Contents">E1: Okay, so if you want you can rewatch the .. the film you just saw and right now I just want you to explain what happened and what you saw, before continuing. </text:p>
      <text:p text:style-name="Table_20_Contents">P:<text:span text:style-name="T2"> So.. Okay. Well, what seams to happen was that .. the blue square has appeared on the screen first, moved about outside the box, and then, part of the box opened, the blue square went inside and then the box partly closed again. The blue box moved about inside the other box for a moment and then a yellow box appeared outside and then it stopped, and this came up.</text:span></text:p>
      <text:p text:style-name="Table_20_Contents">E1: Mhm. Okay, so you just want to continue and then you can choose how the story goes.</text:p>
      <text:p text:style-name="Table_20_Contents">P: ..Blue.. do.. </text:p>
      <text:p text:style-name="Table_20_Contents">E1: If you are not sure then..</text:p>
      <text:p text:style-name="Table_20_Contents">P: <text:span text:style-name="T5">Well I don't actually know what the game.. what the game is actually supposed to do from just that film. So..</text:span></text:p>
      <text:p text:style-name="Table_20_Contents">E1: Well bascially you are controlling the flow of the story</text:p>
      <text:p text:style-name="Table_20_Contents">P: Yeah</text:p>
      <text:p text:style-name="Table_20_Contents">E1: But if you don't know, then that's okay. </text:p>
      <text:p text:style-name="Table_20_Contents">[P chooses Rephrase button, then the blue square/stay button]</text:p>
      <text:p text:style-name="Table_20_Contents">E1: So if you could explain that clip again.</text:p>
      <text:p text:style-name="Table_20_Contents">P: <text:span text:style-name="T2">Well, then what seams to happen was Blue actually closed that box and Yellow tried to get in but kept bouncing of it. And Green.. and then a green cube appears.. it's outside. </text:span></text:p>
      <text:p text:style-name="Table_20_Contents">E1: Okay. </text:p>
      <text:p text:style-name="P2">P: If I press play then...</text:p>
      <text:p text:style-name="Table_20_Contents">[Playwboth]</text:p>
      <text:p text:style-name="Table_20_Contents">P: <text:span text:style-name="T2">Well, <text:s/>Green and Yellow are playing, like moving like that, and Blue went out and first he went like that with Yellow and then it spoke to Green, and Green bumps it. And we are at the end of the film story.</text:span></text:p>
      <text:p text:style-name="Table_20_Contents">E1: okay</text:p>
      <text:p text:style-name="Table_20_Contents">P: <text:span text:style-name="T2">okay so green was fighting</text:span></text:p>
      <text:p text:style-name="Table_20_Contents">[chooses fight green]</text:p>
      <text:p text:style-name="Table_20_Contents">P:<text:span text:style-name="T2">Well what.. then... then Green and Blue started attacking .. and Blue got battered by Green flew into the box which part of it broke, and Blue was at the bottom of the box and didn't move and then green and yellow started fighting and faded away.</text:span></text:p>
      <text:p text:style-name="Table_20_Contents">E1: Okay, so that's now the end of the game pretty much if you want you can play again or if you have enough of it you can just have a break and stop playing.</text:p>
      <text:p text:style-name="Table_20_Contents">P: <text:span text:style-name="T3">Play again i think, I'd like to see if I ...</text:span></text:p>
      <text:p text:style-name="Table_20_Contents">E1: Yup. Okay just click start experiment [start screen bug occured]</text:p>
      <text:p text:style-name="Table_20_Contents">[watching Intro again]</text:p>
      <text:p text:style-name="Table_20_Contents">E1: You described that one already before, so..</text:p>
      <text:p text:style-name="Table_20_Contents"><text:soft-page-break/>P: <text:span text:style-name="T5">so? </text:span></text:p>
      <text:p text:style-name="Table_20_Contents">E1: You can either describe it again or just continue. It's up to you. [P continues]<text:line-break/>Now you can choose a different action than before, or the same, just as you want.</text:p>
      <text:p text:style-name="Table_20_Contents">[chooses Play]</text:p>
      <text:p text:style-name="Table_20_Contents">P: <text:span text:style-name="T2">Well yeah then a green thing appeared. And I think Yellow and Blue were about, to get into a fight there. </text:span></text:p>
      <text:p text:style-name="Table_20_Contents">E1: Do you want to watch the movie again? </text:p>
      <text:p text:style-name="Table_20_Contents">... If you have any questions, do ask them.</text:p>
      <text:p text:style-name="Table_20_Contents">[Stay w Yellow]</text:p>
      <text:p text:style-name="Table_20_Contents">P: <text:span text:style-name="T2">Well then Green, Blue's tried to protect Yellow, and Blue got batted back to Yellow.</text:span></text:p>
      <text:p text:style-name="Table_20_Contents">E1: Does there seam more to it?</text:p>
      <text:p text:style-name="Table_20_Contents">P: <text:span text:style-name="T5">So.. </text:span></text:p>
      <text:p text:style-name="Table_20_Contents">[Fight]</text:p>
      <text:p text:style-name="Table_20_Contents">P:<text:span text:style-name="T2"> I see, I think they trapped Green in the box.</text:span></text:p>
      <text:p text:style-name="Table_20_Contents">E1: okay, so that's again the end of the game, so if you want to you can have a break or play...</text:p>
      <text:p text:style-name="Table_20_Contents">P: <text:span text:style-name="T2">One more time.. then.. play... leave I think..</text:span></text:p>
      <text:p text:style-name="Table_20_Contents">[Watching intro]</text:p>
      <text:p text:style-name="Table_20_Contents">E2: so can you tell Pitt about that one again?</text:p>
      <text:p text:style-name="Table_20_Contents">P: <text:span text:style-name="T2">What happened.. what happened there was ... <text:s/>same thing as all the other .. <text:s/>the other two times. The Yellow.. The Blue cube went inside the box moved around there for a while and then the yellow cube appeared outside.</text:span><text:line-break/><text:span text:style-name="T5">I don't see what happens if I press 'hide'. </text:span></text:p>
      <text:p text:style-name="Table_20_Contents">[Hide]</text:p>
      <text:p text:style-name="Table_20_Contents">P: <text:span text:style-name="T2">Well I think Blue went inside the box and shut the door there.</text:span></text:p>
      <text:p text:style-name="Table_20_Contents">E1: mhm. So is that what happened when you pressed the button? </text:p>
      <text:p text:style-name="Table_20_Contents">P: <text:span text:style-name="T2">Yeah.</text:span></text:p>
      <text:p text:style-name="Table_20_Contents">E1: Was it what you expected? </text:p>
      <text:p text:style-name="Table_20_Contents">P: <text:span text:style-name="T2">Well.. Yeah.. because I expected in 'hide' means going into the box.</text:span></text:p>
      <text:p text:style-name="Table_20_Contents">[]</text:p>
      <text:p text:style-name="Table_20_Contents">P: <text:span text:style-name="T2">apparently Green is rather hostile. There. And Yellow shut the door on Green. Apparently Green is rather hostile. Well .. </text:span></text:p>
      <text:p text:style-name="Table_20_Contents">E1: Why do you think that? </text:p>
      <text:p text:style-name="Table_20_Contents">P: <text:s/><text:span text:style-name="T2">Well that Yellow shut the door on Green.</text:span> </text:p>
      <text:p text:style-name="Table_20_Contents">P's Mother: Not look at .. speaking in the opposite direction to where the voice recorder is directed, shall we?</text:p>
      <text:p text:style-name="Table_20_Contents">P: <text:span text:style-name="T2">So, then the Yellow one and after seeing the Green was hostile going, went inside the box and shut the door. </text:span></text:p>
      <text:p text:style-name="Table_20_Contents">E1: Right. </text:p>
      <text:p text:style-name="Table_20_Contents">P: <text:span text:style-name="T2">..defend.. .. attack.. Two against one they should have a chance. I see they are shutting the door on him. </text:span></text:p>
      <text:p text:style-name="Table_20_Contents">E1: So why did you choose attack? </text:p>
      <text:p text:style-name="Table_20_Contents">P: <text:span text:style-name="T2">I chose attack because seeing what Green would do, I knew they would have no chance at defending.</text:span></text:p>
      <text:p text:style-name="Table_20_Contents">E2: Why did you think that [P1]? </text:p>
      <text:p text:style-name="Table_20_Contents">P: <text:span text:style-name="T2">Because when.. because when Yellow tried top fight Green. In.. He had to.. Yellow had to retreat and shut the door, so Green is quite good at f.. at attack and but apparently he's not so good at defends</text:span></text:p>
      <text:p text:style-name="Table_20_Contents">E1: Okay so that is the end again of the third one. </text:p>
      <text:p text:style-name="Table_20_Contents">E2: Alright you did really well [P1] there! Okay we gonna turn off the voice recorder now..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27M10S</meta:editing-duration>
    <meta:editing-cycles>14</meta:editing-cycles>
    <meta:generator>OpenOffice.org/3.3$Win32 OpenOffice.org_project/330m20$Build-9567</meta:generator>
    <dc:date>2012-04-04T08:23:49.75</dc:date>
    <dc:creator>Pierre Pauly</dc:creator>
    <meta:document-statistic meta:table-count="0" meta:image-count="0" meta:object-count="0" meta:page-count="2" meta:paragraph-count="76" meta:word-count="941" meta:character-count="4858"/>
    <meta:user-defined meta:name="Info 1"/>
    <meta:user-defined meta:name="Info 2"/>
    <meta:user-defined meta:name="Info 3"/>
    <meta:user-defined meta:name="Info 4"/>
  </office:meta>
</office:document-meta>
</file>